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24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cm" style:run-through="foreground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cm" fo:min-width="0cm" style:run-through="foreground"/>
    </style:style>
    <style:style style:name="gr14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/>
    </style:style>
    <style:style style:name="gr15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504cm" style:run-through="foreground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/>
      <text:p text:style-name="P4">Logiciel de copiage des trame</text:p>
      <text:p text:style-name="P4">télécommande clim Mitsubishi</text:p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incipe</text:h>
      <text:p text:style-name="P1"/>
      <text:p text:style-name="P1">Les trames sont espionné à l'oscilloscope avec un récepteur (une simple photodiode).</text:p>
      <text:p text:style-name="P1"/>
      <text:p text:style-name="P1">La trame est longue, environ 115 bits. Chaque bit 0/1 est en fait codé sous la forme d'une impulsion :</text:p>
      <text:p text:style-name="P1"/>
      <text:p text:style-name="P1"><draw:line text:anchor-type="paragraph" draw:z-index="1" draw:style-name="gr6" draw:text-style-name="P6" svg:x1="6.96cm" svg:y1="1.314cm" svg:x2="9.197cm" svg:y2="1.314cm"><text:p/></draw:line><draw:line text:anchor-type="paragraph" draw:z-index="2" draw:style-name="gr6" draw:text-style-name="P6" svg:x1="6.479cm" svg:y1="0.545cm" svg:x2="7.2cm" svg:y2="0.545cm"><text:p/></draw:line><draw:frame text:anchor-type="paragraph" draw:z-index="3" draw:style-name="gr7" draw:text-style-name="P7" svg:width="1.733cm" svg:height="0.329cm" svg:x="6.142cm" svg:y="0.136cm"><draw:text-box><text:p text:style-name="P7"><text:span text:style-name="T4">430µs</text:span></text:p></draw:text-box></draw:frame><draw:frame text:anchor-type="paragraph" draw:z-index="4" draw:style-name="gr7" draw:text-style-name="P7" svg:width="1.733cm" svg:height="0.329cm" svg:x="5.877cm" svg:y="1.593cm"><draw:text-box><text:p text:style-name="P7"><text:span text:style-name="T4">430µs</text:span></text:p></draw:text-box></draw:frame><draw:frame text:anchor-type="paragraph" draw:z-index="5" draw:style-name="gr7" draw:text-style-name="P7" svg:width="1.733cm" svg:height="0.329cm" svg:x="8.98cm" svg:y="1.572cm"><draw:text-box><text:p text:style-name="P7"><text:span text:style-name="T4">860µs</text:span></text:p></draw:text-box></draw:frame><draw:line text:anchor-type="paragraph" draw:z-index="6" draw:style-name="gr8" draw:text-style-name="P6" svg:x1="7.2cm" svg:y1="1.314cm" svg:x2="7.2cm" svg:y2="0.4cm"><text:p/></draw:line><draw:line text:anchor-type="paragraph" draw:z-index="7" draw:style-name="gr8" draw:text-style-name="P6" svg:x1="7.609cm" svg:y1="1.314cm" svg:x2="7.609cm" svg:y2="0.4cm"><text:p/></draw:line><draw:line text:anchor-type="paragraph" draw:z-index="8" draw:style-name="gr8" draw:text-style-name="P6" svg:x1="7.2cm" svg:y1="0.4cm" svg:x2="7.609cm" svg:y2="0.4cm"><text:p/></draw:line><draw:line text:anchor-type="paragraph" draw:z-index="9" draw:style-name="gr8" draw:text-style-name="P6" svg:x1="7.609cm" svg:y1="1.314cm" svg:x2="8.018cm" svg:y2="1.314cm"><text:p/></draw:line><draw:line text:anchor-type="paragraph" draw:z-index="10" draw:style-name="gr6" draw:text-style-name="P6" svg:x1="8.403cm" svg:y1="0.545cm" svg:x2="7.609cm" svg:y2="0.545cm"><text:p/></draw:line><draw:line text:anchor-type="paragraph" draw:z-index="11" draw:style-name="gr6" draw:text-style-name="P6" svg:x1="8.813cm" svg:y1="1.674cm" svg:x2="8.428cm" svg:y2="1.674cm"><text:p/></draw:line><draw:line text:anchor-type="paragraph" draw:z-index="12" draw:style-name="gr6" draw:text-style-name="P6" svg:x1="6.888cm" svg:y1="1.723cm" svg:x2="7.609cm" svg:y2="1.723cm"><text:p/></draw:line><draw:line text:anchor-type="paragraph" draw:z-index="13" draw:style-name="gr9" draw:text-style-name="P6" svg:x1="7.609cm" svg:y1="1.314cm" svg:x2="7.609cm" svg:y2="1.94cm"><text:p/></draw:line><draw:line text:anchor-type="paragraph" draw:z-index="14" draw:style-name="gr9" draw:text-style-name="P6" svg:x1="8.428cm" svg:y1="1.314cm" svg:x2="8.428cm" svg:y2="1.94cm"><text:p/></draw:line><draw:line text:anchor-type="paragraph" draw:z-index="15" draw:style-name="gr8" draw:text-style-name="P6" svg:x1="8.019cm" svg:y1="1.314cm" svg:x2="8.428cm" svg:y2="1.314cm"><text:p/></draw:line></text:p>
      <text:p text:style-name="P1"/>
      <text:p text:style-name="P1"/>
      <text:p text:style-name="P1"><draw:g text:anchor-type="paragraph" draw:z-index="0" draw:style-name="gr1"><draw:line draw:style-name="gr2" draw:text-style-name="P6" svg:x1="1.524cm" svg:y1="0.046cm" svg:x2="3.761cm" svg:y2="0.046cm"><text:p/></draw:line><draw:line draw:style-name="gr3" draw:text-style-name="P6" svg:x1="1.764cm" svg:y1="0.047cm" svg:x2="1.764cm" svg:y2="-0.867cm"><text:p/></draw:line><draw:line draw:style-name="gr3" draw:text-style-name="P6" svg:x1="2.173cm" svg:y1="0.047cm" svg:x2="2.173cm" svg:y2="-0.867cm"><text:p/></draw:line><draw:line draw:style-name="gr3" draw:text-style-name="P6" svg:x1="1.764cm" svg:y1="-0.867cm" svg:x2="2.173cm" svg:y2="-0.867cm"><text:p/></draw:line><draw:line draw:style-name="gr3" draw:text-style-name="P6" svg:x1="2.173cm" svg:y1="0.046cm" svg:x2="2.582cm" svg:y2="0.046cm"><text:p/></draw:line><draw:line draw:style-name="gr2" draw:text-style-name="P6" svg:x1="1.042cm" svg:y1="-0.723cm" svg:x2="1.763cm" svg:y2="-0.723cm"><text:p/></draw:line><draw:line draw:style-name="gr2" draw:text-style-name="P6" svg:x1="2.967cm" svg:y1="-0.723cm" svg:x2="2.173cm" svg:y2="-0.723cm"><text:p/></draw:line><draw:frame draw:style-name="gr4" draw:text-style-name="P7" svg:width="1.733cm" svg:height="0.329cm" svg:x="0.706cm" svg:y="-1.132cm"><draw:text-box><text:p text:style-name="P7"><text:span text:style-name="T4">430µs</text:span></text:p></draw:text-box></draw:frame><draw:line draw:style-name="gr2" draw:text-style-name="P6" svg:x1="3.376cm" svg:y1="0.406cm" svg:x2="2.582cm" svg:y2="0.406cm"><text:p/></draw:line><draw:line draw:style-name="gr2" draw:text-style-name="P6" svg:x1="1.452cm" svg:y1="0.456cm" svg:x2="2.173cm" svg:y2="0.456cm"><text:p/></draw:line><draw:line draw:style-name="gr5" draw:text-style-name="P6" svg:x1="2.173cm" svg:y1="0.046cm" svg:x2="2.173cm" svg:y2="0.672cm"><text:p/></draw:line><draw:line draw:style-name="gr5" draw:text-style-name="P6" svg:x1="2.582cm" svg:y1="0.046cm" svg:x2="2.582cm" svg:y2="0.672cm"><text:p/></draw:line><draw:frame draw:style-name="gr4" draw:text-style-name="P7" svg:width="1.733cm" svg:height="0.329cm" svg:x="0.441cm" svg:y="0.325cm"><draw:text-box><text:p text:style-name="P7"><text:span text:style-name="T4">430µs</text:span></text:p></draw:text-box></draw:frame><draw:frame draw:style-name="gr4" draw:text-style-name="P7" svg:width="1.733cm" svg:height="0.329cm" svg:x="3.544cm" svg:y="0.304cm"><draw:text-box><text:p text:style-name="P7"><text:span text:style-name="T4">430µs</text:span></text:p></draw:text-box></draw:frame></draw:g></text:p>
      <text:p text:style-name="P1"/>
      <text:p text:style-name="P1"/>
      <text:p text:style-name="P1">La trame commence par un '1' long et un '0'' long :</text:p>
      <text:p text:style-name="P1"/>
      <text:p text:style-name="P1"/>
      <text:p text:style-name="P1"><draw:g text:anchor-type="paragraph" draw:z-index="16" draw:style-name="gr1"><draw:line draw:style-name="gr2" draw:text-style-name="P6" svg:x1="2.342cm" svg:y1="1.246cm" svg:x2="15.666cm" svg:y2="1.246cm"><text:p/></draw:line><draw:line draw:style-name="gr3" draw:text-style-name="P6" svg:x1="7.057cm" svg:y1="1.246cm" svg:x2="7.057cm" svg:y2="0.332cm"><text:p/></draw:line><draw:line draw:style-name="gr3" draw:text-style-name="P6" svg:x1="7.466cm" svg:y1="1.246cm" svg:x2="7.466cm" svg:y2="0.332cm"><text:p/></draw:line><draw:line draw:style-name="gr3" draw:text-style-name="P6" svg:x1="7.057cm" svg:y1="0.332cm" svg:x2="7.466cm" svg:y2="0.332cm"><text:p/></draw:line><draw:line draw:style-name="gr3" draw:text-style-name="P6" svg:x1="7.466cm" svg:y1="1.246cm" svg:x2="7.875cm" svg:y2="1.246cm"><text:p/></draw:line><draw:line draw:style-name="gr3" draw:text-style-name="P6" svg:x1="7.875cm" svg:y1="1.246cm" svg:x2="7.875cm" svg:y2="0.332cm"><text:p/></draw:line><draw:line draw:style-name="gr3" draw:text-style-name="P6" svg:x1="8.285cm" svg:y1="1.246cm" svg:x2="8.285cm" svg:y2="0.332cm"><text:p/></draw:line><draw:line draw:style-name="gr3" draw:text-style-name="P6" svg:x1="7.875cm" svg:y1="0.332cm" svg:x2="8.284cm" svg:y2="0.332cm"><text:p/></draw:line><draw:line draw:style-name="gr3" draw:text-style-name="P6" svg:x1="8.285cm" svg:y1="1.246cm" svg:x2="8.694cm" svg:y2="1.246cm"><text:p/></draw:line><draw:line draw:style-name="gr3" draw:text-style-name="P6" svg:x1="8.74cm" svg:y1="1.25cm" svg:x2="8.74cm" svg:y2="0.336cm"><text:p/></draw:line><draw:line draw:style-name="gr3" draw:text-style-name="P6" svg:x1="9.149cm" svg:y1="1.25cm" svg:x2="9.149cm" svg:y2="0.336cm"><text:p/></draw:line><draw:line draw:style-name="gr3" draw:text-style-name="P6" svg:x1="8.74cm" svg:y1="0.336cm" svg:x2="9.149cm" svg:y2="0.336cm"><text:p/></draw:line><draw:line draw:style-name="gr3" draw:text-style-name="P6" svg:x1="9.149cm" svg:y1="1.249cm" svg:x2="9.558cm" svg:y2="1.249cm"><text:p/></draw:line><draw:line draw:style-name="gr3" draw:text-style-name="P6" svg:x1="9.558cm" svg:y1="1.249cm" svg:x2="9.967cm" svg:y2="1.249cm"><text:p/></draw:line><draw:line draw:style-name="gr3" draw:text-style-name="P6" svg:x1="9.967cm" svg:y1="1.246cm" svg:x2="9.967cm" svg:y2="0.332cm"><text:p/></draw:line><draw:line draw:style-name="gr3" draw:text-style-name="P6" svg:x1="10.377cm" svg:y1="1.246cm" svg:x2="10.377cm" svg:y2="0.332cm"><text:p/></draw:line><draw:line draw:style-name="gr3" draw:text-style-name="P6" svg:x1="9.967cm" svg:y1="0.332cm" svg:x2="10.376cm" svg:y2="0.332cm"><text:p/></draw:line><draw:line draw:style-name="gr3" draw:text-style-name="P6" svg:x1="10.377cm" svg:y1="1.246cm" svg:x2="10.786cm" svg:y2="1.246cm"><text:p/></draw:line><draw:line draw:style-name="gr10" draw:text-style-name="P6" svg:x1="10.786cm" svg:y1="1.246cm" svg:x2="10.786cm" svg:y2="0.332cm"><text:p/></draw:line><draw:line draw:style-name="gr10" draw:text-style-name="P6" svg:x1="11.195cm" svg:y1="1.246cm" svg:x2="11.195cm" svg:y2="0.332cm"><text:p/></draw:line><draw:line draw:style-name="gr10" draw:text-style-name="P6" svg:x1="10.786cm" svg:y1="0.332cm" svg:x2="11.195cm" svg:y2="0.332cm"><text:p/></draw:line><draw:line draw:style-name="gr10" draw:text-style-name="P6" svg:x1="11.195cm" svg:y1="1.246cm" svg:x2="11.604cm" svg:y2="1.246cm"><text:p/></draw:line><draw:line draw:style-name="gr3" draw:text-style-name="P6" svg:x1="11.604cm" svg:y1="1.246cm" svg:x2="11.604cm" svg:y2="0.332cm"><text:p/></draw:line><draw:line draw:style-name="gr3" draw:text-style-name="P6" svg:x1="12.013cm" svg:y1="1.246cm" svg:x2="12.013cm" svg:y2="0.332cm"><text:p/></draw:line><draw:line draw:style-name="gr3" draw:text-style-name="P6" svg:x1="11.604cm" svg:y1="0.332cm" svg:x2="12.013cm" svg:y2="0.332cm"><text:p/></draw:line><draw:line draw:style-name="gr3" draw:text-style-name="P6" svg:x1="12.013cm" svg:y1="1.246cm" svg:x2="12.422cm" svg:y2="1.246cm"><text:p/></draw:line><draw:line draw:style-name="gr3" draw:text-style-name="P6" svg:x1="12.423cm" svg:y1="1.246cm" svg:x2="12.832cm" svg:y2="1.246cm"><text:p/></draw:line><draw:line draw:style-name="gr3" draw:text-style-name="P6" svg:x1="12.832cm" svg:y1="1.246cm" svg:x2="12.832cm" svg:y2="0.332cm"><text:p/></draw:line><draw:line draw:style-name="gr3" draw:text-style-name="P6" svg:x1="13.241cm" svg:y1="1.246cm" svg:x2="13.241cm" svg:y2="0.332cm"><text:p/></draw:line><draw:line draw:style-name="gr3" draw:text-style-name="P6" svg:x1="12.832cm" svg:y1="0.332cm" svg:x2="13.241cm" svg:y2="0.332cm"><text:p/></draw:line><draw:line draw:style-name="gr3" draw:text-style-name="P6" svg:x1="13.241cm" svg:y1="1.246cm" svg:x2="13.65cm" svg:y2="1.246cm"><text:p/></draw:line><draw:line draw:style-name="gr3" draw:text-style-name="P6" svg:x1="5.083cm" svg:y1="1.246cm" svg:x2="5.804cm" svg:y2="1.246cm"><text:p/></draw:line><draw:line draw:style-name="gr3" draw:text-style-name="P6" svg:x1="2.582cm" svg:y1="1.246cm" svg:x2="2.582cm" svg:y2="0.332cm"><text:p/></draw:line><draw:line draw:style-name="gr3" draw:text-style-name="P6" svg:x1="5.083cm" svg:y1="1.246cm" svg:x2="5.083cm" svg:y2="0.332cm"><text:p/></draw:line><draw:line draw:style-name="gr3" draw:text-style-name="P6" svg:x1="2.582cm" svg:y1="0.332cm" svg:x2="3.52cm" svg:y2="0.332cm"><text:p/></draw:line><draw:line draw:style-name="gr5" draw:text-style-name="P6" svg:x1="2.582cm" svg:y1="1.246cm" svg:x2="2.582cm" svg:y2="1.872cm"><text:p/></draw:line><draw:line draw:style-name="gr5" draw:text-style-name="P6" svg:x1="5.083cm" svg:y1="1.246cm" svg:x2="5.083cm" svg:y2="1.872cm"><text:p/></draw:line><draw:line draw:style-name="gr5" draw:text-style-name="P6" svg:x1="7.057cm" svg:y1="1.246cm" svg:x2="7.057cm" svg:y2="1.872cm"><text:p/></draw:line><draw:line draw:style-name="gr5" draw:text-style-name="P6" svg:x1="7.466cm" svg:y1="1.246cm" svg:x2="7.466cm" svg:y2="1.872cm"><text:p/></draw:line><draw:frame draw:style-name="gr4" draw:text-style-name="P7" svg:width="1.733cm" svg:height="0.329cm" svg:x="5.492cm" svg:y="1.456cm"><draw:text-box><text:p text:style-name="P7"><text:span text:style-name="T4">1,72ms</text:span></text:p></draw:text-box></draw:frame><draw:line draw:style-name="gr11" draw:text-style-name="P6" svg:x1="5.083cm" svg:y1="1.872cm" svg:x2="7.057cm" svg:y2="1.872cm"><text:p/></draw:line><draw:line draw:style-name="gr11" draw:text-style-name="P6" svg:x1="2.582cm" svg:y1="1.872cm" svg:x2="5.083cm" svg:y2="1.872cm"><text:p/></draw:line><draw:frame draw:style-name="gr4" draw:text-style-name="P7" svg:width="1.733cm" svg:height="0.329cm" svg:x="3.231cm" svg:y="1.408cm"><draw:text-box><text:p text:style-name="P7"><text:span text:style-name="T4">3,4ms</text:span></text:p></draw:text-box></draw:frame><draw:frame draw:style-name="gr4" draw:text-style-name="P7" svg:width="1.733cm" svg:height="0.329cm" svg:x="3.014cm" svg:y="2.177cm"><draw:text-box><text:p text:style-name="P7"><text:span text:style-name="T4">8*T</text:span></text:p></draw:text-box></draw:frame><draw:frame draw:style-name="gr4" draw:text-style-name="P7" svg:width="1.733cm" svg:height="0.329cm" svg:x="5.515cm" svg:y="2.177cm"><draw:text-box><text:p text:style-name="P7"><text:span text:style-name="T4">4*T</text:span></text:p></draw:text-box></draw:frame><draw:frame draw:style-name="gr4" draw:text-style-name="P7" svg:width="1.733cm" svg:height="0.329cm" svg:x="7.777cm" svg:y="2.071cm"><draw:text-box><text:p text:style-name="P7"><text:span text:style-name="T4">T</text:span></text:p></draw:text-box></draw:frame><draw:line draw:style-name="gr2" draw:text-style-name="P6" svg:x1="8.26cm" svg:y1="1.872cm" svg:x2="7.466cm" svg:y2="1.872cm"><text:p/></draw:line><draw:line draw:style-name="gr3" draw:text-style-name="P6" svg:x1="4.145cm" svg:y1="0.332cm" svg:x2="5.083cm" svg:y2="0.332cm"><text:p/></draw:line><draw:line draw:style-name="gr10" draw:text-style-name="P6" svg:x1="3.52cm" svg:y1="0.332cm" svg:x2="4.144cm" svg:y2="0.332cm"><text:p/></draw:line><draw:line draw:style-name="gr3" draw:text-style-name="P6" svg:x1="6.335cm" svg:y1="1.246cm" svg:x2="7.056cm" svg:y2="1.246cm"><text:p/></draw:line><draw:line draw:style-name="gr10" draw:text-style-name="P6" svg:x1="5.711cm" svg:y1="1.246cm" svg:x2="6.335cm" svg:y2="1.246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 correspond au timing le plus court, T # 430µs</text:p>
      <text:p text:style-name="P1"/>
      <text:p text:style-name="P1">l'idée est de lancer un timer de périodicité 430µs , de programmer la pin d'entrée du train d'impulsions en IT front montant et descendant, de venir mettre à 0 le timer lors de ces IT.</text:p>
      <text:p text:style-name="P1">Ensuite, en plein milieu du comptage, on programme une seconde IT (avec un CCR = ARR/2) qui permet de donner un ordre d'échantillonnage au bon moment.</text:p>
      <text:p text:style-name="P1"/>
      <text:p text:style-name="P1">Ensuite, il faut détecter les 8 premiers '1' et 4 '0' qui suivent pour démarrer le sampling.</text:p>
      <text:p text:style-name="P1">Comme on a 115 bits à analyser, on peut compter le nombre de fronts montants pour stopper l'acquisition.</text:p>
      <text:p text:style-name="P1"/>
      <text:p text:style-name="P1"><draw:line text:anchor-type="paragraph" draw:z-index="19" draw:style-name="gr6" draw:text-style-name="P6" svg:x1="2.03cm" svg:y1="3.337cm" svg:x2="15.354cm" svg:y2="3.337cm"><text:p/></draw:line><draw:line text:anchor-type="paragraph" draw:z-index="17" draw:style-name="gr9" draw:text-style-name="P6" svg:x1="2.607cm" svg:y1="1.245cm" svg:x2="2.607cm" svg:y2="3.306cm"><text:p/></draw:line><draw:g text:anchor-type="paragraph" draw:z-index="18" draw:style-name="gr1"><draw:g draw:style-name="gr12"><draw:custom-shape draw:style-name="gr13" svg:width="0.426cm" svg:height="0.759cm" svg:x="7.08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7.484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4cm" svg:height="0.759cm" svg:x="7.911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4cm" svg:height="0.759cm" svg:x="8.313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g draw:style-name="gr12"><draw:custom-shape draw:style-name="gr13" svg:width="0.426cm" svg:height="0.759cm" svg:x="8.735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9.13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9.56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9.964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custom-shape draw:style-name="gr13" svg:width="0.424cm" svg:height="0.759cm" svg:x="10.391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26cm" svg:height="0.759cm" svg:x="10.791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1.215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1.61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g draw:style-name="gr12"><draw:custom-shape draw:style-name="gr13" svg:width="0.424cm" svg:height="0.759cm" svg:x="12.044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4cm" svg:height="0.759cm" svg:x="12.446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2.869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26cm" svg:height="0.759cm" svg:x="13.2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custom-shape draw:style-name="gr13" svg:width="0.417cm" svg:height="0.759cm" svg:x="5.468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7cm" svg:height="0.759cm" svg:x="5.86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4cm" svg:height="0.759cm" svg:x="6.278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6.669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5cm" svg:height="0.759cm" svg:x="3.852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4.247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4.66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4cm" svg:height="0.759cm" svg:x="5.056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2.63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3" svg:width="0.415cm" svg:height="0.759cm" svg:x="3.045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draw:style-name="gr14" svg:width="0.415cm" svg:height="0.759cm" svg:x="3.438cm" svg:y="2.579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draw:g><draw:g text:anchor-type="paragraph" draw:z-index="21" draw:style-name="gr1"><draw:line draw:style-name="gr2" draw:text-style-name="P6" svg:x1="2.342cm" svg:y1="1.246cm" svg:x2="15.666cm" svg:y2="1.246cm"><text:p/></draw:line><draw:line draw:style-name="gr3" draw:text-style-name="P6" svg:x1="7.057cm" svg:y1="1.246cm" svg:x2="7.057cm" svg:y2="0.332cm"><text:p/></draw:line><draw:line draw:style-name="gr3" draw:text-style-name="P6" svg:x1="7.467cm" svg:y1="1.246cm" svg:x2="7.467cm" svg:y2="0.332cm"><text:p/></draw:line><draw:line draw:style-name="gr3" draw:text-style-name="P6" svg:x1="7.057cm" svg:y1="0.332cm" svg:x2="7.466cm" svg:y2="0.332cm"><text:p/></draw:line><draw:line draw:style-name="gr3" draw:text-style-name="P6" svg:x1="7.467cm" svg:y1="1.246cm" svg:x2="7.876cm" svg:y2="1.246cm"><text:p/></draw:line><draw:line draw:style-name="gr3" draw:text-style-name="P6" svg:x1="7.876cm" svg:y1="1.246cm" svg:x2="7.876cm" svg:y2="0.332cm"><text:p/></draw:line><draw:line draw:style-name="gr3" draw:text-style-name="P6" svg:x1="8.285cm" svg:y1="1.246cm" svg:x2="8.285cm" svg:y2="0.332cm"><text:p/></draw:line><draw:line draw:style-name="gr3" draw:text-style-name="P6" svg:x1="7.876cm" svg:y1="0.332cm" svg:x2="8.285cm" svg:y2="0.332cm"><text:p/></draw:line><draw:line draw:style-name="gr3" draw:text-style-name="P6" svg:x1="8.285cm" svg:y1="1.246cm" svg:x2="8.694cm" svg:y2="1.246cm"><text:p/></draw:line><draw:line draw:style-name="gr3" draw:text-style-name="P6" svg:x1="8.74cm" svg:y1="1.25cm" svg:x2="8.74cm" svg:y2="0.336cm"><text:p/></draw:line><draw:line draw:style-name="gr3" draw:text-style-name="P6" svg:x1="9.149cm" svg:y1="1.25cm" svg:x2="9.149cm" svg:y2="0.336cm"><text:p/></draw:line><draw:line draw:style-name="gr3" draw:text-style-name="P6" svg:x1="8.74cm" svg:y1="0.336cm" svg:x2="9.149cm" svg:y2="0.336cm"><text:p/></draw:line><draw:line draw:style-name="gr3" draw:text-style-name="P6" svg:x1="9.149cm" svg:y1="1.249cm" svg:x2="9.558cm" svg:y2="1.249cm"><text:p/></draw:line><draw:line draw:style-name="gr3" draw:text-style-name="P6" svg:x1="9.558cm" svg:y1="1.249cm" svg:x2="9.967cm" svg:y2="1.249cm"><text:p/></draw:line><draw:line draw:style-name="gr3" draw:text-style-name="P6" svg:x1="9.968cm" svg:y1="1.246cm" svg:x2="9.968cm" svg:y2="0.332cm"><text:p/></draw:line><draw:line draw:style-name="gr3" draw:text-style-name="P6" svg:x1="10.377cm" svg:y1="1.246cm" svg:x2="10.377cm" svg:y2="0.332cm"><text:p/></draw:line><draw:line draw:style-name="gr3" draw:text-style-name="P6" svg:x1="9.968cm" svg:y1="0.332cm" svg:x2="10.377cm" svg:y2="0.332cm"><text:p/></draw:line><draw:line draw:style-name="gr3" draw:text-style-name="P6" svg:x1="10.377cm" svg:y1="1.246cm" svg:x2="10.786cm" svg:y2="1.246cm"><text:p/></draw:line><draw:line draw:style-name="gr10" draw:text-style-name="P6" svg:x1="10.786cm" svg:y1="1.246cm" svg:x2="10.786cm" svg:y2="0.332cm"><text:p/></draw:line><draw:line draw:style-name="gr10" draw:text-style-name="P6" svg:x1="11.195cm" svg:y1="1.246cm" svg:x2="11.195cm" svg:y2="0.332cm"><text:p/></draw:line><draw:line draw:style-name="gr10" draw:text-style-name="P6" svg:x1="10.786cm" svg:y1="0.332cm" svg:x2="11.195cm" svg:y2="0.332cm"><text:p/></draw:line><draw:line draw:style-name="gr10" draw:text-style-name="P6" svg:x1="11.195cm" svg:y1="1.246cm" svg:x2="11.604cm" svg:y2="1.246cm"><text:p/></draw:line><draw:line draw:style-name="gr3" draw:text-style-name="P6" svg:x1="11.605cm" svg:y1="1.246cm" svg:x2="11.605cm" svg:y2="0.332cm"><text:p/></draw:line><draw:line draw:style-name="gr3" draw:text-style-name="P6" svg:x1="12.014cm" svg:y1="1.246cm" svg:x2="12.014cm" svg:y2="0.332cm"><text:p/></draw:line><draw:line draw:style-name="gr3" draw:text-style-name="P6" svg:x1="11.605cm" svg:y1="0.332cm" svg:x2="12.014cm" svg:y2="0.332cm"><text:p/></draw:line><draw:line draw:style-name="gr3" draw:text-style-name="P6" svg:x1="12.014cm" svg:y1="1.246cm" svg:x2="12.423cm" svg:y2="1.246cm"><text:p/></draw:line><draw:line draw:style-name="gr3" draw:text-style-name="P6" svg:x1="12.423cm" svg:y1="1.246cm" svg:x2="12.832cm" svg:y2="1.246cm"><text:p/></draw:line><draw:line draw:style-name="gr3" draw:text-style-name="P6" svg:x1="12.832cm" svg:y1="1.246cm" svg:x2="12.832cm" svg:y2="0.332cm"><text:p/></draw:line><draw:line draw:style-name="gr3" draw:text-style-name="P6" svg:x1="13.241cm" svg:y1="1.246cm" svg:x2="13.241cm" svg:y2="0.332cm"><text:p/></draw:line><draw:line draw:style-name="gr3" draw:text-style-name="P6" svg:x1="12.832cm" svg:y1="0.332cm" svg:x2="13.241cm" svg:y2="0.332cm"><text:p/></draw:line><draw:line draw:style-name="gr3" draw:text-style-name="P6" svg:x1="13.241cm" svg:y1="1.246cm" svg:x2="13.65cm" svg:y2="1.246cm"><text:p/></draw:line><draw:line draw:style-name="gr3" draw:text-style-name="P6" svg:x1="5.083cm" svg:y1="1.246cm" svg:x2="5.804cm" svg:y2="1.246cm"><text:p/></draw:line><draw:line draw:style-name="gr3" draw:text-style-name="P6" svg:x1="2.582cm" svg:y1="1.246cm" svg:x2="2.582cm" svg:y2="0.332cm"><text:p/></draw:line><draw:line draw:style-name="gr3" draw:text-style-name="P6" svg:x1="5.083cm" svg:y1="1.246cm" svg:x2="5.083cm" svg:y2="0.332cm"><text:p/></draw:line><draw:line draw:style-name="gr3" draw:text-style-name="P6" svg:x1="2.582cm" svg:y1="0.332cm" svg:x2="3.52cm" svg:y2="0.332cm"><text:p/></draw:line><draw:line draw:style-name="gr5" draw:text-style-name="P6" svg:x1="5.083cm" svg:y1="1.246cm" svg:x2="5.083cm" svg:y2="1.872cm"><text:p/></draw:line><draw:line draw:style-name="gr5" draw:text-style-name="P6" svg:x1="7.057cm" svg:y1="1.246cm" svg:x2="7.057cm" svg:y2="1.872cm"><text:p/></draw:line><draw:line draw:style-name="gr5" draw:text-style-name="P6" svg:x1="7.467cm" svg:y1="1.246cm" svg:x2="7.467cm" svg:y2="1.872cm"><text:p/></draw:line><draw:frame draw:style-name="gr4" draw:text-style-name="P7" svg:width="1.733cm" svg:height="0.329cm" svg:x="5.493cm" svg:y="1.456cm"><draw:text-box><text:p text:style-name="P7"><text:span text:style-name="T4">1,72ms</text:span></text:p></draw:text-box></draw:frame><draw:line draw:style-name="gr11" draw:text-style-name="P6" svg:x1="5.083cm" svg:y1="1.872cm" svg:x2="7.057cm" svg:y2="1.872cm"><text:p/></draw:line><draw:line draw:style-name="gr11" draw:text-style-name="P6" svg:x1="2.582cm" svg:y1="1.872cm" svg:x2="5.083cm" svg:y2="1.872cm"><text:p/></draw:line><draw:frame draw:style-name="gr4" draw:text-style-name="P7" svg:width="1.733cm" svg:height="0.329cm" svg:x="3.231cm" svg:y="1.408cm"><draw:text-box><text:p text:style-name="P7"><text:span text:style-name="T4">3,4ms</text:span></text:p></draw:text-box></draw:frame><draw:frame draw:style-name="gr4" draw:text-style-name="P7" svg:width="1.733cm" svg:height="0.329cm" svg:x="3.014cm" svg:y="2.177cm"><draw:text-box><text:p text:style-name="P7"><text:span text:style-name="T4">8*T</text:span></text:p></draw:text-box></draw:frame><draw:frame draw:style-name="gr4" draw:text-style-name="P7" svg:width="1.733cm" svg:height="0.329cm" svg:x="5.516cm" svg:y="2.177cm"><draw:text-box><text:p text:style-name="P7"><text:span text:style-name="T4">4*T</text:span></text:p></draw:text-box></draw:frame><draw:frame draw:style-name="gr4" draw:text-style-name="P7" svg:width="1.733cm" svg:height="0.329cm" svg:x="7.777cm" svg:y="2.071cm"><draw:text-box><text:p text:style-name="P7"><text:span text:style-name="T4">T</text:span></text:p></draw:text-box></draw:frame><draw:line draw:style-name="gr2" draw:text-style-name="P6" svg:x1="8.261cm" svg:y1="1.872cm" svg:x2="7.467cm" svg:y2="1.872cm"><text:p/></draw:line><draw:line draw:style-name="gr3" draw:text-style-name="P6" svg:x1="4.145cm" svg:y1="0.332cm" svg:x2="5.083cm" svg:y2="0.332cm"><text:p/></draw:line><draw:line draw:style-name="gr10" draw:text-style-name="P6" svg:x1="3.521cm" svg:y1="0.332cm" svg:x2="4.145cm" svg:y2="0.332cm"><text:p/></draw:line><draw:line draw:style-name="gr3" draw:text-style-name="P6" svg:x1="6.336cm" svg:y1="1.246cm" svg:x2="7.057cm" svg:y2="1.246cm"><text:p/></draw:line><draw:line draw:style-name="gr10" draw:text-style-name="P6" svg:x1="5.711cm" svg:y1="1.246cm" svg:x2="6.335cm" svg:y2="1.246cm"><text:p/></draw:line><draw:frame draw:style-name="gr16" svg:width="1.276cm" svg:height="0.505cm" svg:x="1.307cm" svg:y="0.332cm"><draw:text-box><text:p>Input</text:p></draw:text-box></draw:frame></draw:g><draw:frame text:anchor-type="paragraph" draw:z-index="26" draw:style-name="gr18" svg:width="3.103cm" svg:height="0.976cm" svg:x="10.52cm" svg:y="1.623cm"><draw:text-box><text:p>Instants d'échantillonnage</text:p></draw:text-box></draw:frame><draw:line text:anchor-type="paragraph" draw:z-index="25" draw:style-name="gr17" draw:text-style-name="P8" svg:x1="10.183cm" svg:y1="2.922cm" svg:x2="10.183cm" svg:y2="0.191cm"><text:p/></draw:line><draw:line text:anchor-type="paragraph" draw:z-index="24" draw:style-name="gr17" draw:text-style-name="P8" svg:x1="9.726cm" svg:y1="2.994cm" svg:x2="9.726cm" svg:y2="0.263cm"><text:p/></draw:line><draw:line text:anchor-type="paragraph" draw:z-index="23" draw:style-name="gr17" draw:text-style-name="P8" svg:x1="9.342cm" svg:y1="2.944cm" svg:x2="9.342cm" svg:y2="0.213cm"><text:p/></draw:line><draw:line text:anchor-type="paragraph" draw:z-index="22" draw:style-name="gr17" draw:text-style-name="P8" svg:x1="8.932cm" svg:y1="3.066cm" svg:x2="8.932cm" svg:y2="0.335cm"><text:p/></draw:line><draw:frame text:anchor-type="paragraph" draw:z-index="20" draw:style-name="gr15" svg:width="1.276cm" svg:height="0.505cm" svg:x="1.475cm" svg:y="2.579cm"><draw:text-box><text:p>CN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nnée récupérée </text:p>
      <text:p text:style-name="P1">La longueur de trame peut varier en longueur. Le maximum correspond à une suite de 115 bits à 0, soit 3 échantillons / bit ce qui donne 115*3 = 345bits. Il faut ajouter les 12 échantillons de frame start ce qui donne 357 échantillons.</text:p>
      <text:p text:style-name="P1">Pour cela nous utilisons des mots de 32 bits, ce qui donne 11,1 mots soit <text:span text:style-name="T3">12 mots de 32bits</text:span>.</text:p>
      <text:p text:style-name="P1"/>
      <text:p text:style-name="P1"><text:soft-page-break/>Ainsi nous allons utiliser une tables de 12 éléments, Echant[12] que l'on va exploiter de la sorte :</text:p>
      <text:p text:style-name="P1"/>
      <text:p text:style-name="P1"/>
      <text:p text:style-name="P1"><draw:g text:anchor-type="paragraph" draw:z-index="27" draw:style-name="gr1"><draw:line draw:style-name="gr2" draw:text-style-name="P6" svg:x1="2.342cm" svg:y1="1.246cm" svg:x2="15.666cm" svg:y2="1.246cm"><text:p/></draw:line><draw:line draw:style-name="gr3" draw:text-style-name="P6" svg:x1="7.057cm" svg:y1="1.246cm" svg:x2="7.057cm" svg:y2="0.332cm"><text:p/></draw:line><draw:line draw:style-name="gr3" draw:text-style-name="P6" svg:x1="7.467cm" svg:y1="1.246cm" svg:x2="7.467cm" svg:y2="0.332cm"><text:p/></draw:line><draw:line draw:style-name="gr3" draw:text-style-name="P6" svg:x1="7.057cm" svg:y1="0.332cm" svg:x2="7.466cm" svg:y2="0.332cm"><text:p/></draw:line><draw:line draw:style-name="gr3" draw:text-style-name="P6" svg:x1="7.467cm" svg:y1="1.246cm" svg:x2="7.876cm" svg:y2="1.246cm"><text:p/></draw:line><draw:line draw:style-name="gr3" draw:text-style-name="P6" svg:x1="7.876cm" svg:y1="1.246cm" svg:x2="7.876cm" svg:y2="0.332cm"><text:p/></draw:line><draw:line draw:style-name="gr3" draw:text-style-name="P6" svg:x1="8.285cm" svg:y1="1.246cm" svg:x2="8.285cm" svg:y2="0.332cm"><text:p/></draw:line><draw:line draw:style-name="gr3" draw:text-style-name="P6" svg:x1="7.876cm" svg:y1="0.332cm" svg:x2="8.285cm" svg:y2="0.332cm"><text:p/></draw:line><draw:line draw:style-name="gr3" draw:text-style-name="P6" svg:x1="8.285cm" svg:y1="1.246cm" svg:x2="8.694cm" svg:y2="1.246cm"><text:p/></draw:line><draw:line draw:style-name="gr3" draw:text-style-name="P6" svg:x1="8.74cm" svg:y1="1.25cm" svg:x2="8.74cm" svg:y2="0.336cm"><text:p/></draw:line><draw:line draw:style-name="gr3" draw:text-style-name="P6" svg:x1="9.149cm" svg:y1="1.25cm" svg:x2="9.149cm" svg:y2="0.336cm"><text:p/></draw:line><draw:line draw:style-name="gr3" draw:text-style-name="P6" svg:x1="8.74cm" svg:y1="0.336cm" svg:x2="9.149cm" svg:y2="0.336cm"><text:p/></draw:line><draw:line draw:style-name="gr3" draw:text-style-name="P6" svg:x1="9.149cm" svg:y1="1.249cm" svg:x2="9.558cm" svg:y2="1.249cm"><text:p/></draw:line><draw:line draw:style-name="gr3" draw:text-style-name="P6" svg:x1="9.558cm" svg:y1="1.249cm" svg:x2="9.967cm" svg:y2="1.249cm"><text:p/></draw:line><draw:line draw:style-name="gr3" draw:text-style-name="P6" svg:x1="9.968cm" svg:y1="1.246cm" svg:x2="9.968cm" svg:y2="0.332cm"><text:p/></draw:line><draw:line draw:style-name="gr3" draw:text-style-name="P6" svg:x1="10.377cm" svg:y1="1.246cm" svg:x2="10.377cm" svg:y2="0.332cm"><text:p/></draw:line><draw:line draw:style-name="gr3" draw:text-style-name="P6" svg:x1="9.968cm" svg:y1="0.332cm" svg:x2="10.377cm" svg:y2="0.332cm"><text:p/></draw:line><draw:line draw:style-name="gr3" draw:text-style-name="P6" svg:x1="10.377cm" svg:y1="1.246cm" svg:x2="10.786cm" svg:y2="1.246cm"><text:p/></draw:line><draw:line draw:style-name="gr10" draw:text-style-name="P6" svg:x1="10.786cm" svg:y1="1.246cm" svg:x2="10.786cm" svg:y2="0.332cm"><text:p/></draw:line><draw:line draw:style-name="gr10" draw:text-style-name="P6" svg:x1="11.195cm" svg:y1="1.246cm" svg:x2="11.195cm" svg:y2="0.332cm"><text:p/></draw:line><draw:line draw:style-name="gr10" draw:text-style-name="P6" svg:x1="10.786cm" svg:y1="0.332cm" svg:x2="11.195cm" svg:y2="0.332cm"><text:p/></draw:line><draw:line draw:style-name="gr10" draw:text-style-name="P6" svg:x1="11.195cm" svg:y1="1.246cm" svg:x2="11.604cm" svg:y2="1.246cm"><text:p/></draw:line><draw:line draw:style-name="gr3" draw:text-style-name="P6" svg:x1="11.605cm" svg:y1="1.246cm" svg:x2="11.605cm" svg:y2="0.332cm"><text:p/></draw:line><draw:line draw:style-name="gr3" draw:text-style-name="P6" svg:x1="12.014cm" svg:y1="1.246cm" svg:x2="12.014cm" svg:y2="0.332cm"><text:p/></draw:line><draw:line draw:style-name="gr3" draw:text-style-name="P6" svg:x1="11.605cm" svg:y1="0.332cm" svg:x2="12.014cm" svg:y2="0.332cm"><text:p/></draw:line><draw:line draw:style-name="gr3" draw:text-style-name="P6" svg:x1="12.014cm" svg:y1="1.246cm" svg:x2="12.423cm" svg:y2="1.246cm"><text:p/></draw:line><draw:line draw:style-name="gr3" draw:text-style-name="P6" svg:x1="12.423cm" svg:y1="1.246cm" svg:x2="12.832cm" svg:y2="1.246cm"><text:p/></draw:line><draw:line draw:style-name="gr3" draw:text-style-name="P6" svg:x1="12.832cm" svg:y1="1.246cm" svg:x2="12.832cm" svg:y2="0.332cm"><text:p/></draw:line><draw:line draw:style-name="gr3" draw:text-style-name="P6" svg:x1="13.241cm" svg:y1="1.246cm" svg:x2="13.241cm" svg:y2="0.332cm"><text:p/></draw:line><draw:line draw:style-name="gr3" draw:text-style-name="P6" svg:x1="12.832cm" svg:y1="0.332cm" svg:x2="13.241cm" svg:y2="0.332cm"><text:p/></draw:line><draw:line draw:style-name="gr3" draw:text-style-name="P6" svg:x1="13.241cm" svg:y1="1.246cm" svg:x2="13.65cm" svg:y2="1.246cm"><text:p/></draw:line><draw:line draw:style-name="gr3" draw:text-style-name="P6" svg:x1="5.083cm" svg:y1="1.246cm" svg:x2="5.804cm" svg:y2="1.246cm"><text:p/></draw:line><draw:line draw:style-name="gr3" draw:text-style-name="P6" svg:x1="2.582cm" svg:y1="1.246cm" svg:x2="2.582cm" svg:y2="0.332cm"><text:p/></draw:line><draw:line draw:style-name="gr3" draw:text-style-name="P6" svg:x1="5.083cm" svg:y1="1.246cm" svg:x2="5.083cm" svg:y2="0.332cm"><text:p/></draw:line><draw:line draw:style-name="gr3" draw:text-style-name="P6" svg:x1="2.582cm" svg:y1="0.332cm" svg:x2="3.52cm" svg:y2="0.332cm"><text:p/></draw:line><draw:line draw:style-name="gr5" draw:text-style-name="P6" svg:x1="5.083cm" svg:y1="1.246cm" svg:x2="5.083cm" svg:y2="1.872cm"><text:p/></draw:line><draw:line draw:style-name="gr5" draw:text-style-name="P6" svg:x1="7.057cm" svg:y1="1.246cm" svg:x2="7.057cm" svg:y2="1.872cm"><text:p/></draw:line><draw:line draw:style-name="gr5" draw:text-style-name="P6" svg:x1="7.467cm" svg:y1="1.246cm" svg:x2="7.467cm" svg:y2="1.872cm"><text:p/></draw:line><draw:frame draw:style-name="gr4" draw:text-style-name="P7" svg:width="1.733cm" svg:height="0.329cm" svg:x="5.493cm" svg:y="1.456cm"><draw:text-box><text:p text:style-name="P7"><text:span text:style-name="T4">1,72ms</text:span></text:p></draw:text-box></draw:frame><draw:line draw:style-name="gr11" draw:text-style-name="P6" svg:x1="5.083cm" svg:y1="1.872cm" svg:x2="7.057cm" svg:y2="1.872cm"><text:p/></draw:line><draw:line draw:style-name="gr11" draw:text-style-name="P6" svg:x1="2.582cm" svg:y1="1.872cm" svg:x2="5.083cm" svg:y2="1.872cm"><text:p/></draw:line><draw:frame draw:style-name="gr4" draw:text-style-name="P7" svg:width="1.733cm" svg:height="0.329cm" svg:x="3.231cm" svg:y="1.408cm"><draw:text-box><text:p text:style-name="P7"><text:span text:style-name="T4">3,4ms</text:span></text:p></draw:text-box></draw:frame><draw:frame draw:style-name="gr4" draw:text-style-name="P7" svg:width="1.733cm" svg:height="0.329cm" svg:x="3.014cm" svg:y="2.177cm"><draw:text-box><text:p text:style-name="P7"><text:span text:style-name="T4">8*T</text:span></text:p></draw:text-box></draw:frame><draw:frame draw:style-name="gr4" draw:text-style-name="P7" svg:width="1.733cm" svg:height="0.329cm" svg:x="5.516cm" svg:y="2.177cm"><draw:text-box><text:p text:style-name="P7"><text:span text:style-name="T4">4*T</text:span></text:p></draw:text-box></draw:frame><draw:frame draw:style-name="gr4" draw:text-style-name="P7" svg:width="1.733cm" svg:height="0.329cm" svg:x="7.777cm" svg:y="2.071cm"><draw:text-box><text:p text:style-name="P7"><text:span text:style-name="T4">T</text:span></text:p></draw:text-box></draw:frame><draw:line draw:style-name="gr2" draw:text-style-name="P6" svg:x1="8.261cm" svg:y1="1.872cm" svg:x2="7.467cm" svg:y2="1.872cm"><text:p/></draw:line><draw:line draw:style-name="gr3" draw:text-style-name="P6" svg:x1="4.145cm" svg:y1="0.332cm" svg:x2="5.083cm" svg:y2="0.332cm"><text:p/></draw:line><draw:line draw:style-name="gr10" draw:text-style-name="P6" svg:x1="3.521cm" svg:y1="0.332cm" svg:x2="4.145cm" svg:y2="0.332cm"><text:p/></draw:line><draw:line draw:style-name="gr3" draw:text-style-name="P6" svg:x1="6.336cm" svg:y1="1.246cm" svg:x2="7.057cm" svg:y2="1.246cm"><text:p/></draw:line><draw:line draw:style-name="gr10" draw:text-style-name="P6" svg:x1="5.711cm" svg:y1="1.246cm" svg:x2="6.335cm" svg:y2="1.246cm"><text:p/></draw:line><draw:frame draw:style-name="gr16" svg:width="1.276cm" svg:height="0.505cm" svg:x="1.307cm" svg:y="0.332cm"><draw:text-box><text:p>Input</text:p></draw:text-box></draw:frame></draw:g></text:p>
      <text:p text:style-name="P1"/>
      <text:p text:style-name="P1"><draw:line text:anchor-type="paragraph" draw:z-index="28" draw:style-name="gr17" draw:text-style-name="P6" svg:x1="2.582cm" svg:y1="0.353cm" svg:x2="2.582cm" svg:y2="2.429cm"><text:p/></draw:line></text:p>
      <text:p text:style-name="P1"/>
      <text:p text:style-name="P1"/>
      <text:p text:style-name="P1"/>
      <text:p text:style-name="P1"><draw:rect text:anchor-type="paragraph" draw:z-index="29" draw:style-name="gr19" draw:text-style-name="P6" svg:width="5.652cm" svg:height="0.627cm" svg:x="2.582cm" svg:y="0.09cm"><text:p/></draw:rect><draw:frame text:anchor-type="paragraph" draw:z-index="30" draw:style-name="gr20" draw:text-style-name="P9" svg:width="2.167cm" svg:height="0.976cm" svg:x="4.314cm" svg:y="0.243cm"><draw:text-box><text:p text:style-name="P9"><text:span text:style-name="T1">Echant[0]</text:span></text:p></draw:text-box></draw:frame><draw:rect text:anchor-type="paragraph" draw:z-index="31" draw:style-name="gr21" draw:text-style-name="P6" svg:width="3.899cm" svg:height="0.627cm" svg:x="8.234cm" svg:y="0.09cm"><text:p/></draw:rect><draw:frame text:anchor-type="paragraph" draw:z-index="32" draw:style-name="gr20" draw:text-style-name="P9" svg:width="2.167cm" svg:height="0.976cm" svg:x="8.74cm" svg:y="0.212cm"><draw:text-box><text:p text:style-name="P9"><text:span text:style-name="T1">Echant[i]</text:span></text:p></draw:text-box></draw:frame><draw:rect text:anchor-type="paragraph" draw:z-index="33" draw:style-name="gr19" draw:text-style-name="P6" svg:width="3.343cm" svg:height="0.627cm" svg:x="12.132cm" svg:y="0.09cm"><text:p/></draw:rect><draw:frame text:anchor-type="paragraph" draw:z-index="34" draw:style-name="gr20" draw:text-style-name="P9" svg:width="2.167cm" svg:height="0.976cm" svg:x="12.924cm" svg:y="0.192cm"><draw:text-box><text:p text:style-name="P9"><text:span text:style-name="T1">Echant[11]</text:span></text:p></draw:text-box></draw:frame></text:p>
      <text:p text:style-name="P1"/>
      <text:p text:style-name="P1"/>
      <text:p text:style-name="P1"/>
      <text:p text:style-name="P1"><text:span text:style-name="T3">La durée maximale</text:span> pour jouer la séquence est donc de :</text:p>
      <text:p text:style-name="P1">Taille Mot*Nbre Mots*T = 32*12*430µs = <text:span text:style-name="T3">165ms</text:span>.</text:p>
      <text:p text:style-name="P1"/>
      <text:p text:style-name="P1"><text:span text:style-name="T3">Le stockage mémoire</text:span> pour 50 commandes est de :</text:p>
      <text:p text:style-name="P1">50*12 = 600 Mots de 32 bits, soit<text:span text:style-name="T3"> 2.4kO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h text:style-name="Heading_20_1" text:outline-level="1"><text:soft-page-break/>Algorithme </text:h>
      <text:p text:style-name="Text_20_body"/>
      <text:p text:style-name="P5">Init</text:p>
      <text:p text:style-name="Text_20_body"><text:tab/><text:span text:style-name="T2">Start =0;</text:span></text:p>
      <text:p text:style-name="Text_20_body"><text:span text:style-name="T2"><text:tab/>FrontUp=0</text:span></text:p>
      <text:p text:style-name="Text_20_body"><text:span text:style-name="T2"><text:tab/>NbEch=0</text:span></text:p>
      <text:p text:style-name="Text_20_body"><text:span text:style-name="T2"><text:tab/>IndiceTab=0</text:span></text:p>
      <text:p text:style-name="Text_20_body"><text:span text:style-name="T2"><text:tab/>Tab_Ech[12]=0</text:span></text:p>
      <text:p text:style-name="Text_20_body">…...............</text:p>
      <text:p text:style-name="P5">While(1)</text:p>
      <text:p text:style-name="P5"><text:tab/>Si Start = 1 , Valider le Timer</text:p>
      <text:p text:style-name="P5"><text:tab/>Sinon l'invalider</text:p>
      <text:p text:style-name="Text_20_body">…..............</text:p>
      <text:p text:style-name="Text_20_body"/>
      <text:p text:style-name="P5">IT Front up/Dwn</text:p>
      <text:p text:style-name="P5"><text:tab/>Si Front up </text:p>
      <text:p text:style-name="Text_20_body"><text:tab/><text:span text:style-name="T2"><text:tab/>Si (Start =0 &amp; FrontUp=0) alors <text:s/>Start =1</text:span></text:p>
      <text:p text:style-name="Text_20_body"><text:span text:style-name="T2"><text:tab/><text:tab/>FrontUp++</text:span></text:p>
      <text:p text:style-name="Text_20_body"><text:span text:style-name="T2"><text:tab/><text:tab/>Si FrontUp=120 Start =0;</text:span></text:p>
      <text:p text:style-name="Text_20_body"><text:tab/><text:span text:style-name="T2">Fin si</text:span></text:p>
      <text:p text:style-name="P5"><text:tab/>CNT = 0</text:p>
      <text:p text:style-name="P5"/>
      <text:p text:style-name="P5">…...........</text:p>
      <text:p text:style-name="P5">IT CCR</text:p>
      <text:p text:style-name="P5"><text:tab/>IndiceTab=NbEch%32;</text:p>
      <text:p text:style-name="P5"><text:tab/>Tab_Ech[ IndiceTab]=<text:tab/>Tab_Ech[ IndiceTab]&lt;&lt;1</text:p>
      <text:p text:style-name="P5"><text:tab/>Si Input = '1'</text:p>
      <text:p text:style-name="P5"><text:tab/><text:tab/>Tab_Ech[ IndiceTab]=Tab_Ech[ IndiceTab]|0x1;</text:p>
      <text:p text:style-name="P5"><text:tab/>FinSi (si '0' on ne fait rien)</text:p>
      <text:p text:style-name="P5"><text:tab/>NbEch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1-09T19:49:42.58</dc:date>
    <meta:editing-duration>P5DT14H31M23S</meta:editing-duration>
    <meta:editing-cycles>112</meta:editing-cycles>
    <meta:generator>OpenOffice/4.1.7$Win32 OpenOffice.org_project/417m1$Build-9800</meta:generator>
    <meta:print-date>2011-11-29T11:08:14.52</meta:print-date>
    <dc:creator>Thierry Rocacher</dc:creator>
    <meta:document-statistic meta:table-count="0" meta:image-count="0" meta:object-count="0" meta:page-count="4" meta:paragraph-count="49" meta:word-count="355" meta:character-count="2000"/>
    <meta:user-defined meta:name="Info 1"/>
    <meta:user-defined meta:name="Info 2"/>
    <meta:user-defined meta:name="Info 3"/>
    <meta:user-defined meta:name="Info 4"/>
  </office:meta>
</office:document-meta>
</file>